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7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111111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4c7dc"/>
    </style:style>
    <style:style style:name="ce3" style:family="table-cell" style:parent-style-name="Default" style:data-style-name="N3">
      <style:table-cell-properties fo:background-color="#afd095"/>
    </style:style>
    <style:style style:name="ce4" style:family="table-cell" style:parent-style-name="Default" style:data-style-name="N3">
      <style:table-cell-properties fo:background-color="#ff6d6d"/>
    </style:style>
    <style:style style:name="ce5" style:family="table-cell" style:parent-style-name="Default" style:data-style-name="N104">
      <style:table-cell-properties fo:background-color="#b4c7dc"/>
    </style:style>
    <style:style style:name="ce6" style:family="table-cell" style:parent-style-name="Default" style:data-style-name="N104">
      <style:table-cell-properties fo:background-color="#afd095"/>
    </style:style>
    <style:style style:name="ce7" style:family="table-cell" style:parent-style-name="Default" style:data-style-name="N104">
      <style:table-cell-properties fo:background-color="#ff6d6d"/>
    </style:style>
    <style:style style:name="ce19" style:family="table-cell" style:parent-style-name="Default" style:data-style-name="N104">
      <style:table-cell-properties fo:background-color="#b4c7dc"/>
      <style:text-properties style:text-underline-style="none"/>
    </style:style>
    <style:style style:name="ce8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9"/>
        <table:table-column table:style-name="co2" table:default-cell-style-name="ce9"/>
        <table:table-column table:style-name="co4" table:default-cell-style-name="Default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maño de array</text:p>
          </table:table-cell>
          <table:table-cell table:style-name="ce1" office:value-type="string" calcext:value-type="string">
            <text:p>Número de hilos</text:p>
          </table:table-cell>
          <table:table-cell table:style-name="ce1" office:value-type="string" calcext:value-type="string">
            <text:p>Tiempo de computación</text:p>
          </table:table-cell>
          <table:table-cell table:style-name="ce8" office:value-type="string" calcext:value-type="string">
            <text:p>SpeedUp</text:p>
          </table:table-cell>
          <table:table-cell table:style-name="ce8" office:value-type="string" calcext:value-type="string">
            <text:p>Eficienc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1" calcext:value-type="float">
            <text:p>0,110</text:p>
          </table:table-cell>
          <table:table-cell table:formula="of:=[.D4]/[.D4]" office:value-type="float" office:value="1" calcext:value-type="float">
            <text:p>1</text:p>
          </table:table-cell>
          <table:table-cell table:formula="of:=1/[.E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13" calcext:value-type="float">
            <text:p>0,130</text:p>
          </table:table-cell>
          <table:table-cell table:formula="of:=[.D4]/[.D5]" office:value-type="float" office:value="0.846153846153846" calcext:value-type="float">
            <text:p>0,846153846153846</text:p>
          </table:table-cell>
          <table:table-cell table:formula="of:=[.E5]/2" office:value-type="float" office:value="0.423076923076923" calcext:value-type="float">
            <text:p>0,423076923076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16" calcext:value-type="float">
            <text:p>0,160</text:p>
          </table:table-cell>
          <table:table-cell table:formula="of:=[.D4]/[.D6]" office:value-type="float" office:value="0.6875" calcext:value-type="float">
            <text:p>0,6875</text:p>
          </table:table-cell>
          <table:table-cell table:formula="of:=[.E6]/3" office:value-type="float" office:value="0.229166666666667" calcext:value-type="float">
            <text:p>0,2291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19" calcext:value-type="float">
            <text:p>0,190</text:p>
          </table:table-cell>
          <table:table-cell table:formula="of:=[.D4]/[.D7]" office:value-type="float" office:value="0.578947368421053" calcext:value-type="float">
            <text:p>0,578947368421053</text:p>
          </table:table-cell>
          <table:table-cell table:formula="of:=[.E7]/4" office:value-type="float" office:value="0.144736842105263" calcext:value-type="float">
            <text:p>0,144736842105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21" calcext:value-type="float">
            <text:p>0,210</text:p>
          </table:table-cell>
          <table:table-cell table:formula="of:=[.D4]/[.D8]" office:value-type="float" office:value="0.523809523809524" calcext:value-type="float">
            <text:p>0,523809523809524</text:p>
          </table:table-cell>
          <table:table-cell table:formula="of:=[.E8]/5" office:value-type="float" office:value="0.104761904761905" calcext:value-type="float">
            <text:p>0,1047619047619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27" calcext:value-type="float">
            <text:p>0,270</text:p>
          </table:table-cell>
          <table:table-cell table:formula="of:=[.D4]/[.D9]" office:value-type="float" office:value="0.407407407407407" calcext:value-type="float">
            <text:p>0,407407407407407</text:p>
          </table:table-cell>
          <table:table-cell table:formula="of:=[.E9]/6" office:value-type="float" office:value="0.0679012345679012" calcext:value-type="float">
            <text:p>0,0679012345679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29" calcext:value-type="float">
            <text:p>0,290</text:p>
          </table:table-cell>
          <table:table-cell table:formula="of:=[.D4]/[.D10]" office:value-type="float" office:value="0.379310344827586" calcext:value-type="float">
            <text:p>0,379310344827586</text:p>
          </table:table-cell>
          <table:table-cell table:formula="of:=[.E10]/7" office:value-type="float" office:value="0.0541871921182266" calcext:value-type="float">
            <text:p>0,054187192118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36" calcext:value-type="float">
            <text:p>0,360</text:p>
          </table:table-cell>
          <table:table-cell table:formula="of:=[.D4]/[.D11]" office:value-type="float" office:value="0.305555555555556" calcext:value-type="float">
            <text:p>0,305555555555556</text:p>
          </table:table-cell>
          <table:table-cell table:formula="of:=[.E11]/8" office:value-type="float" office:value="0.0381944444444444" calcext:value-type="float">
            <text:p>0,03819444444444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4" calcext:value-type="float">
            <text:p>0,640</text:p>
          </table:table-cell>
          <table:table-cell table:style-name="ce10" table:formula="of:=[.D12]/[.D12]" office:value-type="float" office:value="1" calcext:value-type="float">
            <text:p>1</text:p>
          </table:table-cell>
          <table:table-cell table:style-name="ce10" table:formula="of:=[.E12]/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9" calcext:value-type="float">
            <text:p>0,390</text:p>
          </table:table-cell>
          <table:table-cell table:style-name="ce10" table:formula="of:=[.D12]/[.D13]" office:value-type="float" office:value="1.64102564102564" calcext:value-type="float">
            <text:p>1,64102564102564</text:p>
          </table:table-cell>
          <table:table-cell table:style-name="ce10" table:formula="of:=[.E13]/2" office:value-type="float" office:value="0.82051282051282" calcext:value-type="float">
            <text:p>0,8205128205128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33" calcext:value-type="float">
            <text:p>0,330</text:p>
          </table:table-cell>
          <table:table-cell table:style-name="ce10" table:formula="of:=[.D12]/[.D14]" office:value-type="float" office:value="1.93939393939394" calcext:value-type="float">
            <text:p>1,93939393939394</text:p>
          </table:table-cell>
          <table:table-cell table:style-name="ce10" table:formula="of:=[.E14]/3" office:value-type="float" office:value="0.646464646464646" calcext:value-type="float">
            <text:p>0,6464646464646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31" calcext:value-type="float">
            <text:p>0,310</text:p>
          </table:table-cell>
          <table:table-cell table:style-name="ce10" table:formula="of:=[.D12]/[.D15]" office:value-type="float" office:value="2.06451612903226" calcext:value-type="float">
            <text:p>2,06451612903226</text:p>
          </table:table-cell>
          <table:table-cell table:style-name="ce10" table:formula="of:=[.E15]/4" office:value-type="float" office:value="0.516129032258065" calcext:value-type="float">
            <text:p>0,51612903225806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35" calcext:value-type="float">
            <text:p>0,350</text:p>
          </table:table-cell>
          <table:table-cell table:style-name="ce10" table:formula="of:=[.D12]/[.D16]" office:value-type="float" office:value="1.82857142857143" calcext:value-type="float">
            <text:p>1,82857142857143</text:p>
          </table:table-cell>
          <table:table-cell table:style-name="ce10" table:formula="of:=[.E16]/5" office:value-type="float" office:value="0.365714285714286" calcext:value-type="float">
            <text:p>0,36571428571428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7" calcext:value-type="float">
            <text:p>0,370</text:p>
          </table:table-cell>
          <table:table-cell table:style-name="ce10" table:formula="of:=[.D12]/[.D17]" office:value-type="float" office:value="1.72972972972973" calcext:value-type="float">
            <text:p>1,72972972972973</text:p>
          </table:table-cell>
          <table:table-cell table:style-name="ce10" table:formula="of:=[.E17]/6" office:value-type="float" office:value="0.288288288288288" calcext:value-type="float">
            <text:p>0,28828828828828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41" calcext:value-type="float">
            <text:p>0,410</text:p>
          </table:table-cell>
          <table:table-cell table:style-name="ce10" table:formula="of:=[.D12]/[.D18]" office:value-type="float" office:value="1.5609756097561" calcext:value-type="float">
            <text:p>1,5609756097561</text:p>
          </table:table-cell>
          <table:table-cell table:style-name="ce10" table:formula="of:=[.E18]/7" office:value-type="float" office:value="0.222996515679442" calcext:value-type="float">
            <text:p>0,22299651567944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45" calcext:value-type="float">
            <text:p>0,450</text:p>
          </table:table-cell>
          <table:table-cell table:style-name="ce10" table:formula="of:=[.D12]/[.D19]" office:value-type="float" office:value="1.42222222222222" calcext:value-type="float">
            <text:p>1,42222222222222</text:p>
          </table:table-cell>
          <table:table-cell table:style-name="ce10" table:formula="of:=[.E19]/8" office:value-type="float" office:value="0.177777777777778" calcext:value-type="float">
            <text:p>0,17777777777777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002.54" calcext:value-type="float">
            <text:p>1.002,540</text:p>
          </table:table-cell>
          <table:table-cell table:style-name="ce11" table:formula="of:=[.D20]/[.D20]" office:value-type="float" office:value="1" calcext:value-type="float">
            <text:p>1</text:p>
          </table:table-cell>
          <table:table-cell table:style-name="ce11" table:formula="of:=[.E20]/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518.36" calcext:value-type="float">
            <text:p>518,360</text:p>
          </table:table-cell>
          <table:table-cell table:style-name="ce11" table:formula="of:=[.D20]/[.D21]" office:value-type="float" office:value="1.93406127015973" calcext:value-type="float">
            <text:p>1,93406127015973</text:p>
          </table:table-cell>
          <table:table-cell table:style-name="ce11" table:formula="of:=[.E21]/2" office:value-type="float" office:value="0.967030635079867" calcext:value-type="float">
            <text:p>0,96703063507986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75.83" calcext:value-type="float">
            <text:p>375,830</text:p>
          </table:table-cell>
          <table:table-cell table:style-name="ce11" table:formula="of:=[.D20]/[.D22]" office:value-type="float" office:value="2.66753585397653" calcext:value-type="float">
            <text:p>2,66753585397653</text:p>
          </table:table-cell>
          <table:table-cell table:style-name="ce11" table:formula="of:=[.E22]/3" office:value-type="float" office:value="0.889178617992177" calcext:value-type="float">
            <text:p>0,88917861799217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302.45" calcext:value-type="float">
            <text:p>302,450</text:p>
          </table:table-cell>
          <table:table-cell table:style-name="ce11" table:formula="of:=[.D20]/[.D23]" office:value-type="float" office:value="3.31472970738965" calcext:value-type="float">
            <text:p>3,31472970738965</text:p>
          </table:table-cell>
          <table:table-cell table:style-name="ce11" table:formula="of:=[.E23]/4" office:value-type="float" office:value="0.828682426847413" calcext:value-type="float">
            <text:p>0,82868242684741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302.31" calcext:value-type="float">
            <text:p>302,310</text:p>
          </table:table-cell>
          <table:table-cell table:style-name="ce11" table:formula="of:=[.D20]/[.D24]" office:value-type="float" office:value="3.3162647613377" calcext:value-type="float">
            <text:p>3,3162647613377</text:p>
          </table:table-cell>
          <table:table-cell table:style-name="ce11" table:formula="of:=[.E24]/5" office:value-type="float" office:value="0.66325295226754" calcext:value-type="float">
            <text:p>0,6632529522675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94.87" calcext:value-type="float">
            <text:p>294,870</text:p>
          </table:table-cell>
          <table:table-cell table:style-name="ce11" table:formula="of:=[.D20]/[.D25]" office:value-type="float" office:value="3.39993895615017" calcext:value-type="float">
            <text:p>3,39993895615017</text:p>
          </table:table-cell>
          <table:table-cell table:style-name="ce11" office:value-type="float" office:value="0.827" calcext:value-type="float">
            <text:p>0,82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91.93" calcext:value-type="float">
            <text:p>291,930</text:p>
          </table:table-cell>
          <table:table-cell table:style-name="ce11" table:formula="of:=[.D20]/[.D26]" office:value-type="float" office:value="3.43417942657486" calcext:value-type="float">
            <text:p>3,43417942657486</text:p>
          </table:table-cell>
          <table:table-cell table:style-name="ce11" table:formula="of:=[.E26]/7" office:value-type="float" office:value="0.490597060939266" calcext:value-type="float">
            <text:p>0,49059706093926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99.27" calcext:value-type="float">
            <text:p>299,270</text:p>
          </table:table-cell>
          <table:table-cell table:style-name="ce11" table:formula="of:=[.D20]/[.D27]" office:value-type="float" office:value="3.34995154876867" calcext:value-type="float">
            <text:p>3,34995154876867</text:p>
          </table:table-cell>
          <table:table-cell table:style-name="ce11" table:formula="of:=[.E27]/8" office:value-type="float" office:value="0.418743943596084" calcext:value-type="float">
            <text:p>0,41874394359608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maño de array</text:p>
          </table:table-cell>
          <table:table-cell table:style-name="ce1" office:value-type="string" calcext:value-type="string">
            <text:p>Número de hilos</text:p>
          </table:table-cell>
          <table:table-cell table:style-name="ce1" office:value-type="string" calcext:value-type="string">
            <text:p>Tiempo de computación</text:p>
          </table:table-cell>
          <table:table-cell table:style-name="ce8" office:value-type="string" calcext:value-type="string">
            <text:p>SpeedUp</text:p>
          </table:table-cell>
          <table:table-cell table:style-name="ce8" office:value-type="string" calcext:value-type="string">
            <text:p>Eficienc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15" calcext:value-type="float">
            <text:p>0,115</text:p>
          </table:table-cell>
          <table:table-cell table:formula="of:=[.D31]/[.D31]" office:value-type="float" office:value="1" calcext:value-type="float">
            <text:p>1</text:p>
          </table:table-cell>
          <table:table-cell table:formula="of:=1/[.E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1301" calcext:value-type="float">
            <text:p>0,130</text:p>
          </table:table-cell>
          <table:table-cell table:formula="of:=[.D31]/[.D32]" office:value-type="float" office:value="0.883935434281322" calcext:value-type="float">
            <text:p>0,883935434281322</text:p>
          </table:table-cell>
          <table:table-cell table:formula="of:=[.E32]/2" office:value-type="float" office:value="0.441967717140661" calcext:value-type="float">
            <text:p>0,441967717140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1506" calcext:value-type="float">
            <text:p>0,151</text:p>
          </table:table-cell>
          <table:table-cell table:formula="of:=[.D31]/[.D33]" office:value-type="float" office:value="0.763612217795485" calcext:value-type="float">
            <text:p>0,763612217795485</text:p>
          </table:table-cell>
          <table:table-cell table:formula="of:=[.E33]/3" office:value-type="float" office:value="0.254537405931828" calcext:value-type="float">
            <text:p>0,2545374059318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165" calcext:value-type="float">
            <text:p>0,165</text:p>
          </table:table-cell>
          <table:table-cell table:formula="of:=[.D31]/[.D34]" office:value-type="float" office:value="0.696969696969697" calcext:value-type="float">
            <text:p>0,696969696969697</text:p>
          </table:table-cell>
          <table:table-cell table:formula="of:=[.E34]/4" office:value-type="float" office:value="0.174242424242424" calcext:value-type="float">
            <text:p>0,174242424242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234" calcext:value-type="float">
            <text:p>0,234</text:p>
          </table:table-cell>
          <table:table-cell table:formula="of:=[.D31]/[.D35]" office:value-type="float" office:value="0.491452991452991" calcext:value-type="float">
            <text:p>0,491452991452991</text:p>
          </table:table-cell>
          <table:table-cell table:formula="of:=[.E35]/5" office:value-type="float" office:value="0.0982905982905983" calcext:value-type="float">
            <text:p>0,098290598290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241" calcext:value-type="float">
            <text:p>0,241</text:p>
          </table:table-cell>
          <table:table-cell table:formula="of:=[.D31]/[.D36]" office:value-type="float" office:value="0.477178423236515" calcext:value-type="float">
            <text:p>0,477178423236515</text:p>
          </table:table-cell>
          <table:table-cell table:formula="of:=[.E36]/6" office:value-type="float" office:value="0.0795297372060858" calcext:value-type="float">
            <text:p>0,0795297372060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3" calcext:value-type="float">
            <text:p>0,300</text:p>
          </table:table-cell>
          <table:table-cell table:formula="of:=[.D31]/[.D37]" office:value-type="float" office:value="0.383333333333333" calcext:value-type="float">
            <text:p>0,383333333333333</text:p>
          </table:table-cell>
          <table:table-cell table:formula="of:=[.E37]/7" office:value-type="float" office:value="0.0547619047619048" calcext:value-type="float">
            <text:p>0,0547619047619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354" calcext:value-type="float">
            <text:p>0,354</text:p>
          </table:table-cell>
          <table:table-cell table:formula="of:=[.D31]/[.D38]" office:value-type="float" office:value="0.324858757062147" calcext:value-type="float">
            <text:p>0,324858757062147</text:p>
          </table:table-cell>
          <table:table-cell table:formula="of:=[.E38]/8" office:value-type="float" office:value="0.0406073446327684" calcext:value-type="float">
            <text:p>0,04060734463276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642" calcext:value-type="float">
            <text:p>0,642</text:p>
          </table:table-cell>
          <table:table-cell table:style-name="ce10" table:formula="of:=[.D39]/[.D39]" office:value-type="float" office:value="1" calcext:value-type="float">
            <text:p>1</text:p>
          </table:table-cell>
          <table:table-cell table:style-name="ce10" table:formula="of:=[.E39]/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388" calcext:value-type="float">
            <text:p>0,388</text:p>
          </table:table-cell>
          <table:table-cell table:style-name="ce10" table:formula="of:=[.D39]/[.D40]" office:value-type="float" office:value="1.65463917525773" calcext:value-type="float">
            <text:p>1,65463917525773</text:p>
          </table:table-cell>
          <table:table-cell table:style-name="ce10" table:formula="of:=[.E40]/2" office:value-type="float" office:value="0.827319587628866" calcext:value-type="float">
            <text:p>0,82731958762886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321" calcext:value-type="float">
            <text:p>0,321</text:p>
          </table:table-cell>
          <table:table-cell table:style-name="ce10" table:formula="of:=[.D39]/[.D41]" office:value-type="float" office:value="2" calcext:value-type="float">
            <text:p>2</text:p>
          </table:table-cell>
          <table:table-cell table:style-name="ce10" table:formula="of:=[.E41]/3" office:value-type="float" office:value="0.666666666666667" calcext:value-type="float">
            <text:p>0,66666666666666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312" calcext:value-type="float">
            <text:p>0,312</text:p>
          </table:table-cell>
          <table:table-cell table:style-name="ce10" table:formula="of:=[.D39]/[.D42]" office:value-type="float" office:value="2.05769230769231" calcext:value-type="float">
            <text:p>2,05769230769231</text:p>
          </table:table-cell>
          <table:table-cell table:style-name="ce10" table:formula="of:=[.E42]/4" office:value-type="float" office:value="0.514423076923077" calcext:value-type="float">
            <text:p>0,51442307692307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352" calcext:value-type="float">
            <text:p>0,352</text:p>
          </table:table-cell>
          <table:table-cell table:style-name="ce10" table:formula="of:=[.D39]/[.D43]" office:value-type="float" office:value="1.82386363636364" calcext:value-type="float">
            <text:p>1,82386363636364</text:p>
          </table:table-cell>
          <table:table-cell table:style-name="ce10" table:formula="of:=[.E43]/5" office:value-type="float" office:value="0.364772727272727" calcext:value-type="float">
            <text:p>0,36477272727272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374" calcext:value-type="float">
            <text:p>0,374</text:p>
          </table:table-cell>
          <table:table-cell table:style-name="ce10" table:formula="of:=[.D39]/[.D44]" office:value-type="float" office:value="1.71657754010695" calcext:value-type="float">
            <text:p>1,71657754010695</text:p>
          </table:table-cell>
          <table:table-cell table:style-name="ce10" table:formula="of:=[.E44]/6" office:value-type="float" office:value="0.286096256684492" calcext:value-type="float">
            <text:p>0,28609625668449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416" calcext:value-type="float">
            <text:p>0,416</text:p>
          </table:table-cell>
          <table:table-cell table:style-name="ce10" table:formula="of:=[.D39]/[.D45]" office:value-type="float" office:value="1.54326923076923" calcext:value-type="float">
            <text:p>1,54326923076923</text:p>
          </table:table-cell>
          <table:table-cell table:style-name="ce10" table:formula="of:=[.E45]/7" office:value-type="float" office:value="0.220467032967033" calcext:value-type="float">
            <text:p>0,22046703296703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415" calcext:value-type="float">
            <text:p>0,415</text:p>
          </table:table-cell>
          <table:table-cell table:style-name="ce10" table:formula="of:=[.D39]/[.D46]" office:value-type="float" office:value="1.54698795180723" calcext:value-type="float">
            <text:p>1,54698795180723</text:p>
          </table:table-cell>
          <table:table-cell table:style-name="ce10" table:formula="of:=[.E46]/8" office:value-type="float" office:value="0.193373493975904" calcext:value-type="float">
            <text:p>0,19337349397590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040.67" calcext:value-type="float">
            <text:p>1.040,670</text:p>
          </table:table-cell>
          <table:table-cell table:style-name="ce11" table:formula="of:=[.D47]/[.D47]" office:value-type="float" office:value="1" calcext:value-type="float">
            <text:p>1</text:p>
          </table:table-cell>
          <table:table-cell table:style-name="ce11" table:formula="of:=[.E47]/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551.5" calcext:value-type="float">
            <text:p>551,500</text:p>
          </table:table-cell>
          <table:table-cell table:style-name="ce11" table:formula="of:=[.D47]/[.D48]" office:value-type="float" office:value="1.88698096101541" calcext:value-type="float">
            <text:p>1,88698096101541</text:p>
          </table:table-cell>
          <table:table-cell table:style-name="ce11" table:formula="of:=[.E48]/2" office:value-type="float" office:value="0.943490480507706" calcext:value-type="float">
            <text:p>0,94349048050770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95.1" calcext:value-type="float">
            <text:p>395,100</text:p>
          </table:table-cell>
          <table:table-cell table:style-name="ce11" table:formula="of:=[.D47]/[.D49]" office:value-type="float" office:value="2.63394077448747" calcext:value-type="float">
            <text:p>2,63394077448747</text:p>
          </table:table-cell>
          <table:table-cell table:style-name="ce11" table:formula="of:=[.E49]/3" office:value-type="float" office:value="0.877980258162491" calcext:value-type="float">
            <text:p>0,87798025816249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317.01" calcext:value-type="float">
            <text:p>317,010</text:p>
          </table:table-cell>
          <table:table-cell table:style-name="ce11" table:formula="of:=[.D47]/[.D50]" office:value-type="float" office:value="3.28276710513864" calcext:value-type="float">
            <text:p>3,28276710513864</text:p>
          </table:table-cell>
          <table:table-cell table:style-name="ce11" table:formula="of:=[.E50]/4" office:value-type="float" office:value="0.82069177628466" calcext:value-type="float">
            <text:p>0,8206917762846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311.83" calcext:value-type="float">
            <text:p>311,830</text:p>
          </table:table-cell>
          <table:table-cell table:style-name="ce11" table:formula="of:=[.D47]/[.D51]" office:value-type="float" office:value="3.33729916941924" calcext:value-type="float">
            <text:p>3,33729916941924</text:p>
          </table:table-cell>
          <table:table-cell table:style-name="ce11" table:formula="of:=[.E51]/5" office:value-type="float" office:value="0.667459833883847" calcext:value-type="float">
            <text:p>0,66745983388384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00.81" calcext:value-type="float">
            <text:p>300,810</text:p>
          </table:table-cell>
          <table:table-cell table:style-name="ce11" table:formula="of:=[.D47]/[.D52]" office:value-type="float" office:value="3.4595591901865" calcext:value-type="float">
            <text:p>3,4595591901865</text:p>
          </table:table-cell>
          <table:table-cell table:style-name="ce11" table:formula="of:=[.E52]/6" office:value-type="float" office:value="0.576593198364416" calcext:value-type="float">
            <text:p>0,57659319836441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97.68" calcext:value-type="float">
            <text:p>297,680</text:p>
          </table:table-cell>
          <table:table-cell table:style-name="ce11" table:formula="of:=[.D47]/[.D53]" office:value-type="float" office:value="3.49593523246439" calcext:value-type="float">
            <text:p>3,49593523246439</text:p>
          </table:table-cell>
          <table:table-cell table:style-name="ce11" table:formula="of:=[.E53]/7" office:value-type="float" office:value="0.499419318923485" calcext:value-type="float">
            <text:p>0,49941931892348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311.009" calcext:value-type="float">
            <text:p>311,009</text:p>
          </table:table-cell>
          <table:table-cell table:style-name="ce11" table:formula="of:=[.D47]/[.D54]" office:value-type="float" office:value="3.34610895504632" calcext:value-type="float">
            <text:p>3,34610895504632</text:p>
          </table:table-cell>
          <table:table-cell table:style-name="ce11" table:formula="of:=[.E54]/8" office:value-type="float" office:value="0.41826361938079" calcext:value-type="float">
            <text:p>0,41826361938079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maño de array</text:p>
          </table:table-cell>
          <table:table-cell table:style-name="ce1" office:value-type="string" calcext:value-type="string">
            <text:p>Número de hilos</text:p>
          </table:table-cell>
          <table:table-cell table:style-name="ce1" office:value-type="string" calcext:value-type="string">
            <text:p>Tiempo de computación</text:p>
          </table:table-cell>
          <table:table-cell table:style-name="ce8" office:value-type="string" calcext:value-type="string">
            <text:p>SpeedUp</text:p>
          </table:table-cell>
          <table:table-cell table:style-name="ce8" office:value-type="string" calcext:value-type="string">
            <text:p>Eficienc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18" calcext:value-type="float">
            <text:p>0,118</text:p>
          </table:table-cell>
          <table:table-cell table:formula="of:=[.D59]/[.D59]" office:value-type="float" office:value="1" calcext:value-type="float">
            <text:p>1</text:p>
          </table:table-cell>
          <table:table-cell table:formula="of:=1/[.E5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112" calcext:value-type="float">
            <text:p>0,112</text:p>
          </table:table-cell>
          <table:table-cell table:formula="of:=[.D59]/[.D60]" office:value-type="float" office:value="1.05357142857143" calcext:value-type="float">
            <text:p>1,05357142857143</text:p>
          </table:table-cell>
          <table:table-cell table:formula="of:=[.E60]/2" office:value-type="float" office:value="0.526785714285714" calcext:value-type="float">
            <text:p>0,5267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158" calcext:value-type="float">
            <text:p>0,158</text:p>
          </table:table-cell>
          <table:table-cell table:formula="of:=[.D59]/[.D61]" office:value-type="float" office:value="0.746835443037975" calcext:value-type="float">
            <text:p>0,746835443037975</text:p>
          </table:table-cell>
          <table:table-cell table:formula="of:=[.E61]/3" office:value-type="float" office:value="0.248945147679325" calcext:value-type="float">
            <text:p>0,248945147679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172" calcext:value-type="float">
            <text:p>0,172</text:p>
          </table:table-cell>
          <table:table-cell table:formula="of:=[.D59]/[.D62]" office:value-type="float" office:value="0.686046511627907" calcext:value-type="float">
            <text:p>0,686046511627907</text:p>
          </table:table-cell>
          <table:table-cell table:formula="of:=[.E62]/4" office:value-type="float" office:value="0.171511627906977" calcext:value-type="float">
            <text:p>0,1715116279069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2217" calcext:value-type="float">
            <text:p>0,222</text:p>
          </table:table-cell>
          <table:table-cell table:formula="of:=[.D59]/[.D63]" office:value-type="float" office:value="0.532250789354984" calcext:value-type="float">
            <text:p>0,532250789354984</text:p>
          </table:table-cell>
          <table:table-cell table:formula="of:=[.E63]/5" office:value-type="float" office:value="0.106450157870997" calcext:value-type="float">
            <text:p>0,1064501578709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243" calcext:value-type="float">
            <text:p>0,243</text:p>
          </table:table-cell>
          <table:table-cell table:formula="of:=[.D59]/[.D64]" office:value-type="float" office:value="0.48559670781893" calcext:value-type="float">
            <text:p>0,48559670781893</text:p>
          </table:table-cell>
          <table:table-cell table:formula="of:=[.E64]/6" office:value-type="float" office:value="0.0809327846364883" calcext:value-type="float">
            <text:p>0,080932784636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274" calcext:value-type="float">
            <text:p>0,274</text:p>
          </table:table-cell>
          <table:table-cell table:formula="of:=[.D59]/[.D65]" office:value-type="float" office:value="0.430656934306569" calcext:value-type="float">
            <text:p>0,430656934306569</text:p>
          </table:table-cell>
          <table:table-cell table:formula="of:=[.E65]/7" office:value-type="float" office:value="0.0615224191866528" calcext:value-type="float">
            <text:p>0,0615224191866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294" calcext:value-type="float">
            <text:p>0,294</text:p>
          </table:table-cell>
          <table:table-cell table:formula="of:=[.D59]/[.D66]" office:value-type="float" office:value="0.401360544217687" calcext:value-type="float">
            <text:p>0,401360544217687</text:p>
          </table:table-cell>
          <table:table-cell table:formula="of:=[.E66]/8" office:value-type="float" office:value="0.0501700680272109" calcext:value-type="float">
            <text:p>0,05017006802721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921" calcext:value-type="float">
            <text:p>1,921</text:p>
          </table:table-cell>
          <table:table-cell table:style-name="ce10" table:formula="of:=[.D67]/[.D67]" office:value-type="float" office:value="1" calcext:value-type="float">
            <text:p>1</text:p>
          </table:table-cell>
          <table:table-cell table:style-name="ce10" table:formula="of:=[.E67]/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21" calcext:value-type="float">
            <text:p>1,021</text:p>
          </table:table-cell>
          <table:table-cell table:style-name="ce10" table:formula="of:=[.D67]/[.D68]" office:value-type="float" office:value="1.88148873653281" calcext:value-type="float">
            <text:p>1,88148873653281</text:p>
          </table:table-cell>
          <table:table-cell table:style-name="ce10" table:formula="of:=[.E68]/2" office:value-type="float" office:value="0.940744368266406" calcext:value-type="float">
            <text:p>0,94074436826640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57" calcext:value-type="float">
            <text:p>0,757</text:p>
          </table:table-cell>
          <table:table-cell table:style-name="ce10" table:formula="of:=[.D67]/[.D69]" office:value-type="float" office:value="2.53764861294584" calcext:value-type="float">
            <text:p>2,53764861294584</text:p>
          </table:table-cell>
          <table:table-cell table:style-name="ce10" table:formula="of:=[.E69]/3" office:value-type="float" office:value="0.845882870981946" calcext:value-type="float">
            <text:p>0,8458828709819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631" calcext:value-type="float">
            <text:p>0,631</text:p>
          </table:table-cell>
          <table:table-cell table:style-name="ce10" table:formula="of:=[.D67]/[.D70]" office:value-type="float" office:value="3.04437400950872" calcext:value-type="float">
            <text:p>3,04437400950872</text:p>
          </table:table-cell>
          <table:table-cell table:style-name="ce10" table:formula="of:=[.E70]/4" office:value-type="float" office:value="0.761093502377179" calcext:value-type="float">
            <text:p>0,76109350237717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628" calcext:value-type="float">
            <text:p>0,628</text:p>
          </table:table-cell>
          <table:table-cell table:style-name="ce10" table:formula="of:=[.D67]/[.D71]" office:value-type="float" office:value="3.05891719745223" calcext:value-type="float">
            <text:p>3,05891719745223</text:p>
          </table:table-cell>
          <table:table-cell table:style-name="ce10" table:formula="of:=[.E71]/5" office:value-type="float" office:value="0.611783439490446" calcext:value-type="float">
            <text:p>0,6117834394904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61" calcext:value-type="float">
            <text:p>0,610</text:p>
          </table:table-cell>
          <table:table-cell table:style-name="ce10" table:formula="of:=[.D67]/[.D72]" office:value-type="float" office:value="3.14918032786885" calcext:value-type="float">
            <text:p>3,14918032786885</text:p>
          </table:table-cell>
          <table:table-cell table:style-name="ce10" table:formula="of:=[.E72]/6" office:value-type="float" office:value="0.524863387978142" calcext:value-type="float">
            <text:p>0,52486338797814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826" calcext:value-type="float">
            <text:p>0,826</text:p>
          </table:table-cell>
          <table:table-cell table:style-name="ce10" table:formula="of:=[.D67]/[.D73]" office:value-type="float" office:value="2.32566585956416" calcext:value-type="float">
            <text:p>2,32566585956416</text:p>
          </table:table-cell>
          <table:table-cell table:style-name="ce10" table:formula="of:=[.E73]/7" office:value-type="float" office:value="0.332237979937738" calcext:value-type="float">
            <text:p>0,33223797993773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0000" calcext:value-type="float">
            <text:p>500.00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  <table:table-cell table:style-name="ce10" table:formula="of:=[.D67]/[.D74]" office:value-type="float" office:value="2.48191214470284" calcext:value-type="float">
            <text:p>2,48191214470284</text:p>
          </table:table-cell>
          <table:table-cell table:style-name="ce10" table:formula="of:=[.E74]/8" office:value-type="float" office:value="0.310239018087855" calcext:value-type="float">
            <text:p>0,31023901808785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3554.8" calcext:value-type="float">
            <text:p>3.554,800</text:p>
          </table:table-cell>
          <table:table-cell table:style-name="ce11" table:formula="of:=[.D75]/[.D75]" office:value-type="float" office:value="1" calcext:value-type="float">
            <text:p>1</text:p>
          </table:table-cell>
          <table:table-cell table:style-name="ce11" table:formula="of:=[.E75]/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797.738" calcext:value-type="float">
            <text:p>1.797,738</text:p>
          </table:table-cell>
          <table:table-cell table:style-name="ce11" table:formula="of:=[.D75]/[.D76]" office:value-type="float" office:value="1.97737378861658" calcext:value-type="float">
            <text:p>1,97737378861658</text:p>
          </table:table-cell>
          <table:table-cell table:style-name="ce11" table:formula="of:=[.E76]/2" office:value-type="float" office:value="0.988686894308292" calcext:value-type="float">
            <text:p>0,98868689430829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268.821" calcext:value-type="float">
            <text:p>1.268,821</text:p>
          </table:table-cell>
          <table:table-cell table:style-name="ce11" table:formula="of:=[.D75]/[.D77]" office:value-type="float" office:value="2.80165602555443" calcext:value-type="float">
            <text:p>2,80165602555443</text:p>
          </table:table-cell>
          <table:table-cell table:style-name="ce11" table:formula="of:=[.E77]/3" office:value-type="float" office:value="0.933885341851477" calcext:value-type="float">
            <text:p>0,93388534185147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950.74" calcext:value-type="float">
            <text:p>950,740</text:p>
          </table:table-cell>
          <table:table-cell table:style-name="ce11" table:formula="of:=[.D75]/[.D78]" office:value-type="float" office:value="3.73898226644509" calcext:value-type="float">
            <text:p>3,73898226644509</text:p>
          </table:table-cell>
          <table:table-cell table:style-name="ce11" table:formula="of:=[.E78]/4" office:value-type="float" office:value="0.934745566611271" calcext:value-type="float">
            <text:p>0,93474556661127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777.205" calcext:value-type="float">
            <text:p>777,205</text:p>
          </table:table-cell>
          <table:table-cell table:style-name="ce11" table:formula="of:=[.D75]/[.D79]" office:value-type="float" office:value="4.57382543859085" calcext:value-type="float">
            <text:p>4,57382543859085</text:p>
          </table:table-cell>
          <table:table-cell table:style-name="ce11" table:formula="of:=[.E79]/5" office:value-type="float" office:value="0.91476508771817" calcext:value-type="float">
            <text:p>0,9147650877181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631.021" calcext:value-type="float">
            <text:p>631,021</text:p>
          </table:table-cell>
          <table:table-cell table:style-name="ce11" table:formula="of:=[.D75]/[.D80]" office:value-type="float" office:value="5.63340998160125" calcext:value-type="float">
            <text:p>5,63340998160125</text:p>
          </table:table-cell>
          <table:table-cell table:style-name="ce11" table:formula="of:=[.E80]/6" office:value-type="float" office:value="0.938901663600208" calcext:value-type="float">
            <text:p>0,93890166360020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568.027" calcext:value-type="float">
            <text:p>568,027</text:p>
          </table:table-cell>
          <table:table-cell table:style-name="ce11" table:formula="of:=[.D75]/[.D81]" office:value-type="float" office:value="6.25815322158982" calcext:value-type="float">
            <text:p>6,25815322158982</text:p>
          </table:table-cell>
          <table:table-cell table:style-name="ce11" table:formula="of:=[.E81]/7" office:value-type="float" office:value="0.894021888798545" calcext:value-type="float">
            <text:p>0,89402188879854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5000000" calcext:value-type="float">
            <text:p>955.000.00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537.696" calcext:value-type="float">
            <text:p>537,696</text:p>
          </table:table-cell>
          <table:table-cell table:style-name="ce11" table:formula="of:=[.D75]/[.D82]" office:value-type="float" office:value="6.61117062429328" calcext:value-type="float">
            <text:p>6,61117062429328</text:p>
          </table:table-cell>
          <table:table-cell table:style-name="ce11" table:formula="of:=[.E82]/8" office:value-type="float" office:value="0.82639632803666" calcext:value-type="float">
            <text:p>0,826396328036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1" loext:min-decimal-places="1" number:min-integer-digits="1" number:grouping="true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7" loext:min-decimal-places="17" number:min-integer-digits="1"/>
    </number:number-style>
    <number:number-style style:name="N110">
      <number:number number:decimal-places="18" loext:min-decimal-places="18" number:min-integer-digits="1"/>
    </number:number-style>
    <number:number-style style:name="N111">
      <number:number number:decimal-places="19" loext:min-decimal-places="1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8:40:43.139455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23:20:11.804977915</meta:creation-date>
    <dc:date>2021-01-08T10:16:50.351107802</dc:date>
    <meta:editing-duration>PT1H30M36S</meta:editing-duration>
    <meta:editing-cycles>3</meta:editing-cycles>
    <meta:generator>LibreOffice/6.4.6.2$Linux_X86_64 LibreOffice_project/40$Build-2</meta:generator>
    <meta:document-statistic meta:table-count="1" meta:cell-count="375" meta:object-count="0"/>
  </office:meta>
</office:document-meta>
</file>